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2872125957"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4242460455"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1"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1"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1"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5H35M9S</meta:editing-duration>
    <meta:editing-cycles>870</meta:editing-cycles>
    <meta:generator>LibreOffice/6.3.0.4$Linux_X86_64 LibreOffice_project/057fc023c990d676a43019934386b85b21a9ee99</meta:generator>
    <dc:date>2019-08-24T22:25:26.072205305</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Globalscope.BasicLibraries.LoadLibrary( "MRILib" )
	'No hyphenation needed
	If para.ParaIsHyphenation = false Then
		Exit Sub
	EndIf
	vCurs = ThisComponent.currentController.getViewCursor()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For i = 0 To (Ubound(conversionTargets))
			replaceHyphen(conversionTargets(i))
		Next i
	EndIf
    para.ParaIsHyphenation = false
'	mri vCurs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resultString = ""
	For i = LBound(resultArray) To UBound(resultArray)
		resultString = resultString &amp; "https://unicode-table.com/ru/" &amp; resultArray(i) &amp; Chr(10)
	Next i
	If resultString &lt;&gt; "" Then
	
		MsgBox "Символы в шрифте "&amp; fontName &amp;Chr(10)&amp;resultString
	EndIf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